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light_pilo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lightID</text:p>
          </table:table-cell>
          <table:table-cell office:value-type="string" table:style-name="ce1">
            <text:p>pilotID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>Eric Pham</dc:creator>
    <meta:creation-date>2006-09-16T00:00:00Z</meta:creation-date>
    <dc:date>2015-11-07T04:06:26Z</dc:date>
  </office:meta>
</office:document-meta>
</file>